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31cm" fo:min-width="0.94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3cm" fo:min-width="15.4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17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81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31cm" fo:min-width="0.94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678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3cm" fo:min-width="0.94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81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3cm" fo:min-width="0.946cm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922cm"/>
    </style:style>
    <style:style style:name="gr12" style:family="graphic" style:parent-style-name="standard">
      <style:graphic-properties draw:stroke="none" svg:stroke-color="#000000" draw:fill="none" draw:fill-color="#ffffff" draw:opacity="99%" draw:textarea-vertical-align="middle" fo:min-height="1.259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akar" fo:font-size="54pt" style:font-size-asian="36pt" style:font-size-complex="36pt"/>
    </style:style>
    <style:style style:name="P4" style:family="paragraph">
      <loext:graphic-properties draw:fill="none" draw:fill-color="#ffffff"/>
      <style:paragraph-properties fo:text-align="center"/>
      <style:text-properties style:font-name="aakar" fo:font-size="54pt" fo:letter-spacing="-0.03cm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aakar" fo:font-size="53pt" fo:letter-spacing="-0.03cm" style:font-size-asian="53pt" style:font-size-complex="53pt"/>
    </style:style>
    <style:style style:name="P6" style:family="paragraph">
      <style:paragraph-properties fo:margin-left="0.1cm" fo:margin-right="0cm" fo:text-indent="-0.1cm"/>
      <style:text-properties fo:font-size="28pt"/>
    </style:style>
    <style:style style:name="P7" style:family="paragraph">
      <loext:graphic-properties draw:fill="none" draw:fill-color="#ffffff"/>
      <style:paragraph-properties fo:margin-left="0.1cm" fo:margin-right="0cm" fo:text-indent="-0.1cm"/>
      <style:text-properties style:use-window-font-color="true" fo:font-size="28pt"/>
    </style:style>
    <style:style style:name="P8" style:family="paragraph">
      <style:paragraph-properties fo:margin-left="0.1cm" fo:margin-right="0cm" fo:text-align="center" fo:text-indent="0cm"/>
      <style:text-properties fo:color="#ce181e" fo:font-size="32pt"/>
    </style:style>
    <style:style style:name="P9" style:family="paragraph">
      <loext:graphic-properties draw:fill="none" draw:fill-color="#ffffff" draw:opacity="99%"/>
      <style:paragraph-properties fo:margin-left="0.1cm" fo:margin-right="0cm" fo:text-align="center" fo:text-indent="0cm"/>
      <style:text-properties fo:color="#ce181e" style:font-name="aakar" fo:font-size="32pt" style:font-size-asian="36pt" style:font-size-complex="36pt"/>
    </style:style>
    <style:style style:name="P10" style:family="paragraph">
      <style:paragraph-properties fo:text-align="center"/>
      <style:text-properties fo:color="#ce181e" fo:font-size="32pt"/>
    </style:style>
    <style:style style:name="P11" style:family="paragraph">
      <loext:graphic-properties draw:fill="none" draw:fill-color="#ffffff"/>
      <style:paragraph-properties fo:text-align="center"/>
      <style:text-properties fo:color="#ce181e" style:font-name="aakar" fo:font-size="32pt" style:font-size-asian="36pt" style:font-size-complex="36pt"/>
    </style:style>
    <style:style style:name="T1" style:family="text">
      <style:text-properties style:font-name="aakar" fo:font-size="54pt" style:font-size-asian="36pt" style:font-size-complex="36pt"/>
    </style:style>
    <style:style style:name="T2" style:family="text">
      <style:text-properties style:font-name="aakar" fo:font-size="54pt" fo:letter-spacing="-0.03cm" style:font-size-asian="36pt" style:font-size-complex="36pt"/>
    </style:style>
    <style:style style:name="T3" style:family="text">
      <style:text-properties style:font-name="aakar" fo:font-size="53pt" fo:letter-spacing="-0.03cm" style:font-size-asian="53pt" style:font-size-complex="53pt"/>
    </style:style>
    <style:style style:name="T4" style:family="text">
      <style:text-properties style:use-window-font-color="true"/>
    </style:style>
    <style:style style:name="T5" style:family="text">
      <style:text-properties style:font-name="aaka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479cm" svg:height="1.915cm" svg:x="9.995cm" svg:y="6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994cm" svg:height="1.914cm" svg:x="9.995cm" svg:y="4.06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053cm" svg:height="3.423cm" svg:x="10.591cm" svg:y="3.609cm">
          <draw:text-box>
            <text:p text:style-name="P2"><text:span text:style-name="T1">A</text:span><text:span text:style-name="T1">B</text:span><text:span text:style-name="T1">C</text:span><text:span text:style-name="T1">D</text:span><text:span text:style-name="T1">E</text:span><text:span text:style-name="T1"> </text:span><text:span text:style-name="T1">F</text:span><text:span text:style-name="T1">G</text:span><text:span text:style-name="T1">H</text:span><text:span text:style-name="T1">I</text:span><text:span text:style-name="T1">J</text:span><text:span text:style-name="T1">!</text:span></text:p>
          </draw:text-box>
        </draw:frame>
        <draw:frame draw:style-name="gr4" draw:text-style-name="P4" draw:layer="layout" svg:width="1.392cm" svg:height="2.368cm" svg:x="9.908cm" svg:y="6.552cm">
          <draw:text-box>
            <text:p text:style-name="P2"><text:span text:style-name="T2">A</text:span></text:p>
          </draw:text-box>
        </draw:frame>
        <draw:custom-shape draw:style-name="gr1" draw:text-style-name="P1" draw:layer="layout" svg:width="1.479cm" svg:height="1.915cm" svg:x="11.474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11.561cm" svg:y="6.552cm">
          <draw:text-box>
            <text:p text:style-name="P2"><text:span text:style-name="T2">B</text:span></text:p>
          </draw:text-box>
        </draw:frame>
        <draw:custom-shape draw:style-name="gr1" draw:text-style-name="P1" draw:layer="layout" svg:width="1.479cm" svg:height="1.915cm" svg:x="12.953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13.04cm" svg:y="6.524cm">
          <draw:text-box>
            <text:p text:style-name="P2"><text:span text:style-name="T2">C</text:span></text:p>
          </draw:text-box>
        </draw:frame>
        <draw:custom-shape draw:style-name="gr1" draw:text-style-name="P1" draw:layer="layout" svg:width="1.479cm" svg:height="1.915cm" svg:x="14.432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14.519cm" svg:y="6.524cm">
          <draw:text-box>
            <text:p text:style-name="P2"><text:span text:style-name="T2">D</text:span></text:p>
          </draw:text-box>
        </draw:frame>
        <draw:custom-shape draw:style-name="gr5" draw:text-style-name="P1" draw:layer="layout" svg:width="1.48cm" svg:height="1.915cm" svg:x="15.911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3cm" svg:height="2.368cm" svg:x="15.824cm" svg:y="6.524cm">
          <draw:text-box>
            <text:p text:style-name="P2"><text:span text:style-name="T2">E</text:span></text:p>
          </draw:text-box>
        </draw:frame>
        <draw:custom-shape draw:style-name="gr1" draw:text-style-name="P1" draw:layer="layout" svg:width="1.479cm" svg:height="1.915cm" svg:x="17.391cm" svg:y="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8cm" svg:height="1.915cm" svg:x="15.911cm" svg:y="6.5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479cm" svg:height="1.915cm" svg:x="18.87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653cm" svg:height="2.33cm" svg:x="18.647cm" svg:y="6.571cm">
          <draw:text-box>
            <text:p text:style-name="P2"><text:span text:style-name="T3">F</text:span></text:p>
          </draw:text-box>
        </draw:frame>
        <draw:custom-shape draw:style-name="gr1" draw:text-style-name="P1" draw:layer="layout" svg:width="1.479cm" svg:height="1.915cm" svg:x="20.349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20.262cm" svg:y="6.524cm">
          <draw:text-box>
            <text:p text:style-name="P2"><text:span text:style-name="T2">G</text:span></text:p>
          </draw:text-box>
        </draw:frame>
        <draw:custom-shape draw:style-name="gr1" draw:text-style-name="P1" draw:layer="layout" svg:width="1.479cm" svg:height="1.915cm" svg:x="20.349cm" svg:y="6.5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79cm" svg:height="1.915cm" svg:x="21.828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21.741cm" svg:y="6.524cm">
          <draw:text-box>
            <text:p text:style-name="P2"><text:span text:style-name="T2">H</text:span></text:p>
          </draw:text-box>
        </draw:frame>
        <draw:custom-shape draw:style-name="gr1" draw:text-style-name="P1" draw:layer="layout" svg:width="1.479cm" svg:height="1.915cm" svg:x="21.828cm" svg:y="6.5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79cm" svg:height="1.915cm" svg:x="23.307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23.22cm" svg:y="6.524cm">
          <draw:text-box>
            <text:p text:style-name="P2"><text:span text:style-name="T2">I</text:span></text:p>
          </draw:text-box>
        </draw:frame>
        <draw:custom-shape draw:style-name="gr1" draw:text-style-name="P1" draw:layer="layout" svg:width="1.479cm" svg:height="1.915cm" svg:x="23.307cm" svg:y="6.5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79cm" svg:height="1.915cm" svg:x="24.786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24.699cm" svg:y="6.524cm">
          <draw:text-box>
            <text:p text:style-name="P2"><text:span text:style-name="T2">J</text:span></text:p>
          </draw:text-box>
        </draw:frame>
        <draw:custom-shape draw:style-name="gr1" draw:text-style-name="P1" draw:layer="layout" svg:width="1.479cm" svg:height="1.915cm" svg:x="24.786cm" svg:y="6.5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79cm" svg:height="1.915cm" svg:x="26.265cm" svg:y="6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92cm" svg:height="2.368cm" svg:x="26.178cm" svg:y="6.524cm">
          <draw:text-box>
            <text:p text:style-name="P2"><text:span text:style-name="T2">!</text:span></text:p>
          </draw:text-box>
        </draw:frame>
        <draw:custom-shape draw:style-name="gr1" draw:text-style-name="P1" draw:layer="layout" svg:width="1.479cm" svg:height="1.915cm" svg:x="26.265cm" svg:y="6.5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676cm" svg:height="1.928cm" draw:transform="rotate (-1.02398467214507) translate (9.669cm 8.9cm)">
          <draw:text-box>
            <text:p text:style-name="P6"><text:span text:style-name="T4">OFFSET</text:span></text:p>
          </draw:text-box>
        </draw:frame>
        <draw:custom-shape draw:style-name="gr7" draw:text-style-name="P1" draw:layer="layout" svg:width="1.479cm" svg:height="1.914cm" svg:x="9.908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9.821cm" svg:y="14.034cm">
          <draw:text-box>
            <text:p text:style-name="P2"><text:span text:style-name="T2">A</text:span></text:p>
          </draw:text-box>
        </draw:frame>
        <draw:custom-shape draw:style-name="gr7" draw:text-style-name="P1" xml:id="id1" draw:id="id1" draw:layer="layout" svg:width="1.479cm" svg:height="1.914cm" svg:x="11.387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11.474cm" svg:y="14.034cm">
          <draw:text-box>
            <text:p text:style-name="P2"><text:span text:style-name="T2">B</text:span></text:p>
          </draw:text-box>
        </draw:frame>
        <draw:custom-shape draw:style-name="gr7" draw:text-style-name="P1" draw:layer="layout" svg:width="1.479cm" svg:height="1.914cm" svg:x="12.866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12.953cm" svg:y="14.006cm">
          <draw:text-box>
            <text:p text:style-name="P2"><text:span text:style-name="T2">C</text:span></text:p>
          </draw:text-box>
        </draw:frame>
        <draw:custom-shape draw:style-name="gr7" draw:text-style-name="P1" draw:layer="layout" svg:width="1.479cm" svg:height="1.914cm" svg:x="14.345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14.432cm" svg:y="14.006cm">
          <draw:text-box>
            <text:p text:style-name="P2"><text:span text:style-name="T2">D</text:span></text:p>
          </draw:text-box>
        </draw:frame>
        <draw:custom-shape draw:style-name="gr9" draw:text-style-name="P1" draw:layer="layout" svg:width="1.48cm" svg:height="1.914cm" svg:x="15.824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3cm" svg:height="2.368cm" svg:x="15.737cm" svg:y="14.006cm">
          <draw:text-box>
            <text:p text:style-name="P2"><text:span text:style-name="T2">E</text:span></text:p>
          </draw:text-box>
        </draw:frame>
        <draw:custom-shape draw:style-name="gr7" draw:text-style-name="P1" draw:layer="layout" svg:width="1.479cm" svg:height="1.914cm" svg:x="17.304cm" svg:y="13.9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8cm" svg:height="1.914cm" svg:x="15.824cm" svg:y="13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1.479cm" svg:height="1.914cm" svg:x="18.783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653cm" svg:height="2.33cm" svg:x="18.56cm" svg:y="14.053cm">
          <draw:text-box>
            <text:p text:style-name="P2"><text:span text:style-name="T3">G</text:span></text:p>
          </draw:text-box>
        </draw:frame>
        <draw:custom-shape draw:style-name="gr7" draw:text-style-name="P1" draw:layer="layout" svg:width="1.479cm" svg:height="1.914cm" svg:x="20.262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20.175cm" svg:y="14.006cm">
          <draw:text-box>
            <text:p text:style-name="P2"><text:span text:style-name="T2">H</text:span></text:p>
          </draw:text-box>
        </draw:frame>
        <draw:custom-shape draw:style-name="gr7" draw:text-style-name="P1" draw:layer="layout" svg:width="1.479cm" svg:height="1.914cm" svg:x="20.262cm" svg:y="13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79cm" svg:height="1.914cm" svg:x="21.741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21.654cm" svg:y="14.006cm">
          <draw:text-box>
            <text:p text:style-name="P2"><text:span text:style-name="T2">I</text:span></text:p>
          </draw:text-box>
        </draw:frame>
        <draw:custom-shape draw:style-name="gr7" draw:text-style-name="P1" draw:layer="layout" svg:width="1.479cm" svg:height="1.914cm" svg:x="21.741cm" svg:y="13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79cm" svg:height="1.914cm" svg:x="23.22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23.133cm" svg:y="14.006cm">
          <draw:text-box>
            <text:p text:style-name="P2"><text:span text:style-name="T2">J</text:span></text:p>
          </draw:text-box>
        </draw:frame>
        <draw:custom-shape draw:style-name="gr7" draw:text-style-name="P1" draw:layer="layout" svg:width="1.479cm" svg:height="1.914cm" svg:x="23.22cm" svg:y="13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79cm" svg:height="1.914cm" svg:x="24.699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24.612cm" svg:y="14.006cm">
          <draw:text-box>
            <text:p text:style-name="P2"><text:span text:style-name="T2">K</text:span></text:p>
          </draw:text-box>
        </draw:frame>
        <draw:custom-shape draw:style-name="gr7" draw:text-style-name="P1" draw:layer="layout" svg:width="1.479cm" svg:height="1.914cm" svg:x="24.699cm" svg:y="13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79cm" svg:height="1.914cm" svg:x="26.178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26.091cm" svg:y="14.006cm">
          <draw:text-box>
            <text:p text:style-name="P2"><text:span text:style-name="T2">L</text:span></text:p>
          </draw:text-box>
        </draw:frame>
        <draw:custom-shape draw:style-name="gr7" draw:text-style-name="P1" draw:layer="layout" svg:width="1.479cm" svg:height="1.914cm" svg:x="26.178cm" svg:y="13.98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92cm" svg:height="2.368cm" svg:x="17.13cm" svg:y="14.006cm">
          <draw:text-box>
            <text:p text:style-name="P2"><text:span text:style-name="T2">F</text:span></text:p>
          </draw:text-box>
        </draw:frame>
        <draw:connector draw:style-name="gr10" draw:text-style-name="P1" draw:layer="layout" draw:type="curve" svg:x1="10.691cm" svg:y1="8.418cm" svg:x2="12.126cm" svg:y2="13.986cm" draw:end-shape="id1" draw:end-glue-point="0" svg:d="M10691 8418c0 3787 1435 1004 1435 5568" svg:viewBox="0 0 1436 5569">
          <text:p/>
        </draw:connector>
        <draw:connector draw:style-name="gr10" draw:text-style-name="P1" draw:layer="layout" draw:type="curve" svg:x1="12.17cm" svg:y1="8.418cm" svg:x2="13.606cm" svg:y2="13.986cm" svg:d="M12170 8418c0 3837 1436 1054 1436 5568" svg:viewBox="0 0 1437 5569">
          <text:p/>
        </draw:connector>
        <draw:connector draw:style-name="gr10" draw:text-style-name="P1" draw:layer="layout" draw:type="curve" svg:x1="13.693cm" svg:y1="8.418cm" svg:x2="15.128cm" svg:y2="13.986cm" svg:d="M13693 8418c0 3837 1435 1054 1435 5568" svg:viewBox="0 0 1436 5569">
          <text:p/>
        </draw:connector>
        <draw:connector draw:style-name="gr10" draw:text-style-name="P1" draw:layer="layout" draw:type="curve" svg:x1="15.215cm" svg:y1="8.418cm" svg:x2="16.651cm" svg:y2="13.986cm" svg:d="M15215 8418c0 3837 1436 1054 1436 5568" svg:viewBox="0 0 1437 5569">
          <text:p/>
        </draw:connector>
        <draw:connector draw:style-name="gr10" draw:text-style-name="P1" draw:layer="layout" draw:type="curve" svg:x1="16.694cm" svg:y1="8.418cm" svg:x2="18.13cm" svg:y2="13.986cm" svg:d="M16694 8418c0 3837 1436 1054 1436 5568" svg:viewBox="0 0 1437 5569">
          <text:p/>
        </draw:connector>
        <draw:connector draw:style-name="gr10" draw:text-style-name="P1" draw:layer="layout" draw:type="curve" svg:x1="19.609cm" svg:y1="8.418cm" svg:x2="19.522cm" svg:y2="13.986cm" draw:start-shape="id2" draw:start-glue-point="2" draw:end-shape="id3" svg:d="M19609 8418c0 4176-87 1392-87 5568" svg:viewBox="0 0 88 5569">
          <text:p/>
        </draw:connector>
        <draw:connector draw:style-name="gr10" draw:text-style-name="P1" draw:layer="layout" draw:type="curve" svg:x1="21.045cm" svg:y1="8.418cm" svg:x2="20.958cm" svg:y2="13.986cm" svg:d="M21045 8418c0 4176-87 1392-87 5568" svg:viewBox="0 0 88 5569">
          <text:p/>
        </draw:connector>
        <draw:connector draw:style-name="gr10" draw:text-style-name="P1" draw:layer="layout" draw:type="curve" svg:x1="22.524cm" svg:y1="8.418cm" svg:x2="22.437cm" svg:y2="13.986cm" svg:d="M22524 8418c0 4176-87 1392-87 5568" svg:viewBox="0 0 88 5569">
          <text:p/>
        </draw:connector>
        <draw:connector draw:style-name="gr10" draw:text-style-name="P1" draw:layer="layout" draw:type="curve" svg:x1="24.003cm" svg:y1="8.418cm" svg:x2="23.916cm" svg:y2="13.986cm" svg:d="M24003 8418c0 4176-87 1392-87 5568" svg:viewBox="0 0 88 5569">
          <text:p/>
        </draw:connector>
        <draw:connector draw:style-name="gr10" draw:text-style-name="P1" draw:layer="layout" draw:type="curve" svg:x1="25.569cm" svg:y1="8.418cm" svg:x2="25.482cm" svg:y2="13.986cm" svg:d="M25569 8418c0 4176-87 1392-87 5568" svg:viewBox="0 0 88 5569">
          <text:p/>
        </draw:connector>
        <draw:custom-shape draw:style-name="gr2" draw:text-style-name="P1" draw:layer="layout" svg:width="15.994cm" svg:height="1.914cm" svg:x="10.43cm" svg:y="16.85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5.218cm" svg:height="2.368cm" svg:x="11.126cm" svg:y="16.932cm">
          <draw:text-box>
            <text:p text:style-name="P2"><text:span text:style-name="T1">BCDEF GHIJK!</text:span></text:p>
          </draw:text-box>
        </draw:frame>
        <draw:frame draw:style-name="gr12" draw:text-style-name="P9" draw:layer="layout" svg:width="8cm" svg:height="1.509cm" svg:x="1.9cm" svg:y="4.5cm">
          <draw:text-box>
            <text:p text:style-name="P8"><text:span text:style-name="T5">MENSAGEM:</text:span></text:p>
          </draw:text-box>
        </draw:frame>
        <draw:frame draw:style-name="gr13" draw:text-style-name="P11" draw:layer="layout" svg:width="8cm" svg:height="1.509cm" svg:x="2.4cm" svg:y="17.1cm">
          <draw:text-box>
            <text:p text:style-name="P10"><text:span text:style-name="T5">RESULTADO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1:33:26.952291893</meta:creation-date>
    <dc:date>2019-08-29T15:22:21.074046434</dc:date>
    <meta:editing-duration>PT16M39S</meta:editing-duration>
    <meta:editing-cycles>2</meta:editing-cycles>
    <meta:generator>LibreOffice/6.0.7.3$Linux_X86_64 LibreOffice_project/00m0$Build-3</meta:generator>
    <meta:document-statistic meta:object-count="76"/>
  </office:meta>
</office:document-meta>
</file>